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996699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88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594cm"/>
    </style:style>
    <style:style style:name="gr7" style:family="graphic" style:parent-style-name="standard">
      <style:graphic-properties draw:fill="solid" draw:fill-color="#ffcc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1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88cm"/>
    </style:style>
    <style:style style:name="gr10" style:family="graphic" style:parent-style-name="standard">
      <style:graphic-properties draw:fill="solid" draw:fill-color="#99ff99" draw:textarea-vertical-align="middle"/>
    </style:style>
    <style:style style:name="gr11" style:family="graphic" style:parent-style-name="standard">
      <style:graphic-properties draw:fill-color="#99ff99" draw:textarea-vertical-align="middle"/>
    </style:style>
    <style:style style:name="gr12" style:family="graphic" style:parent-style-name="standard">
      <style:graphic-properties draw:fill="solid" draw:fill-color="#ff9900" draw:textarea-vertical-align="middle"/>
    </style:style>
    <style:style style:name="gr13" style:family="graphic" style:parent-style-name="standard">
      <style:graphic-properties draw:fill="solid" draw:fill-color="#cc00cc" draw:textarea-vertical-align="middle"/>
    </style:style>
    <style:style style:name="gr14" style:family="graphic" style:parent-style-name="standard">
      <style:graphic-properties draw:fill="solid" draw:fill-color="#ff3333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  <style:text-properties fo:color="#ffffff" fo:font-size="8pt" fo:font-weight="normal" style:font-size-asian="8pt" style:font-weight-asian="normal" style:font-size-complex="8pt" style:font-weight-complex="normal"/>
    </style:style>
    <style:style style:name="P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7.8cm" svg:y1="1.9cm" svg:x2="7.8cm" svg:y2="5cm">
            <text:p/>
          </draw:line>
          <draw:line draw:style-name="gr1" draw:text-style-name="P1" draw:layer="layout" svg:x1="12.4cm" svg:y1="1.9cm" svg:x2="12.4cm" svg:y2="5cm">
            <text:p/>
          </draw:line>
          <draw:rect draw:style-name="gr2" draw:text-style-name="P2" draw:layer="layout" svg:width="4.6cm" svg:height="0.5cm" svg:x="7.8cm" svg:y="3.16cm">
            <text:p text:style-name="P1"><text:span text:style-name="T1">Java</text:span></text:p>
          </draw:rect>
          <draw:rect draw:style-name="gr3" draw:text-style-name="P3" draw:layer="layout" svg:width="4.599cm" svg:height="0.5cm" svg:x="3.201cm" svg:y="3.157cm">
            <text:p text:style-name="P1"><text:span text:style-name="T2">JSP/HTML</text:span></text:p>
          </draw:rect>
          <draw:frame draw:style-name="gr4" draw:text-style-name="P4" draw:layer="layout" svg:width="1.988cm" svg:height="0.657cm" svg:x="1.183cm" svg:y="3.06cm">
            <draw:text-box>
              <text:p text:style-name="P1"><text:span text:style-name="T3">Java EE</text:span></text:p>
            </draw:text-box>
          </draw:frame>
          <draw:frame draw:style-name="gr5" draw:text-style-name="P6" draw:layer="layout" svg:width="2cm" svg:height="0.657cm" svg:x="1.1cm" svg:y="4.1cm">
            <draw:text-box>
              <text:p text:style-name="P5"><text:span text:style-name="T3">Glasscat</text:span></text:p>
            </draw:text-box>
          </draw:frame>
          <draw:frame draw:style-name="gr6" draw:text-style-name="P8" draw:layer="layout" svg:width="1.594cm" svg:height="0.657cm" svg:x="4.609cm" svg:y="1.3cm">
            <draw:text-box>
              <text:p text:style-name="P7"><text:span text:style-name="T4">Presentation</text:span></text:p>
            </draw:text-box>
          </draw:frame>
          <draw:rect draw:style-name="gr7" draw:text-style-name="P2" draw:layer="layout" svg:width="4.599cm" svg:height="0.5cm" svg:x="12.402cm" svg:y="3.157cm">
            <text:p text:style-name="P1"><text:span text:style-name="T1">Relational DB</text:span></text:p>
          </draw:rect>
          <draw:frame draw:style-name="gr8" draw:text-style-name="P8" draw:layer="layout" svg:width="1.158cm" svg:height="0.657cm" svg:x="9.509cm" svg:y="1.301cm">
            <draw:text-box>
              <text:p text:style-name="P7"><text:span text:style-name="T4">Business</text:span></text:p>
            </draw:text-box>
          </draw:frame>
          <draw:frame draw:style-name="gr9" draw:text-style-name="P8" draw:layer="layout" svg:width="1.488cm" svg:height="0.657cm" svg:x="14.109cm" svg:y="1.302cm">
            <draw:text-box>
              <text:p text:style-name="P7"><text:span text:style-name="T4">Persistence</text:span></text:p>
            </draw:text-box>
          </draw:frame>
          <draw:rect draw:style-name="gr10" draw:text-style-name="P2" draw:layer="layout" svg:width="4.6cm" svg:height="0.5cm" svg:x="7.8cm" svg:y="4.161cm">
            <text:p text:style-name="P1"><text:span text:style-name="T1">TypeScript</text:span></text:p>
          </draw:rect>
          <draw:rect draw:style-name="gr11" draw:text-style-name="P2" draw:layer="layout" svg:width="4.599cm" svg:height="0.5cm" svg:x="3.201cm" svg:y="4.158cm">
            <text:p text:style-name="P1"><text:span text:style-name="T1">TypeScript</text:span></text:p>
          </draw:rect>
          <draw:rect draw:style-name="gr10" draw:text-style-name="P2" draw:layer="layout" svg:width="4.599cm" svg:height="0.5cm" svg:x="12.402cm" svg:y="4.158cm">
            <text:p text:style-name="P1"><text:span text:style-name="T1">TypeScript</text:span></text:p>
          </draw:rect>
          <draw:rect draw:style-name="gr2" draw:text-style-name="P2" draw:layer="layout" svg:width="1.699cm" svg:height="0.5cm" svg:x="7.801cm" svg:y="2.161cm">
            <text:p text:style-name="P1"><text:span text:style-name="T1">Java</text:span></text:p>
          </draw:rect>
          <draw:frame draw:style-name="gr4" draw:text-style-name="P9" draw:layer="layout" svg:width="2.517cm" svg:height="0.657cm" svg:x="0.984cm" svg:y="2.061cm">
            <draw:text-box>
              <text:p text:style-name="P1"><text:span text:style-name="T3">Spring Boot</text:span></text:p>
            </draw:text-box>
          </draw:frame>
          <draw:rect draw:style-name="gr12" draw:text-style-name="P2" draw:layer="layout" svg:width="2.902cm" svg:height="0.5cm" svg:x="14.1cm" svg:y="2.158cm">
            <text:p text:style-name="P1"><text:span text:style-name="T1">NoSQL / Rel. DB</text:span></text:p>
          </draw:rect>
          <draw:rect draw:style-name="gr13" draw:text-style-name="P2" draw:layer="layout" svg:width="1.2cm" svg:height="0.5cm" svg:x="9.5cm" svg:y="2.161cm">
            <text:p text:style-name="P1"><text:span text:style-name="T1">Groovy</text:span></text:p>
          </draw:rect>
          <draw:rect draw:style-name="gr14" draw:text-style-name="P2" draw:layer="layout" svg:width="3.4cm" svg:height="0.5cm" svg:x="10.7cm" svg:y="2.161cm">
            <text:p text:style-name="P1"><text:span text:style-name="T1">Spring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svg:stroke-linecap="round" draw:fill="solid" draw:fill-color="#3399ff" draw:fill-image-width="0cm" draw:fill-image-height="0cm" draw:textarea-horizontal-align="justify" draw:auto-grow-width="true" fo:padding-top="0.125cm" fo:padding-bottom="0.125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Ultrafine_20_Dashed"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1cm" fo:page-height="6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0T09:08:47.99</meta:creation-date>
    <dc:date>2017-08-07T10:32:24.67</dc:date>
    <meta:editing-duration>PT54M10S</meta:editing-duration>
    <meta:editing-cycles>16</meta:editing-cycles>
    <meta:generator>OpenOffice/4.0.0$Win32 OpenOffice.org_project/400m3$Build-9702</meta:generator>
    <meta:document-statistic meta:object-count="19"/>
  </office:meta>
</office:document-meta>
</file>